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2.967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cccccc" style:text-align-source="fix" style:repeat-content="false" fo:wrap-option="wrap" style:vertical-align="top"/>
      <style:paragraph-properties fo:text-align="center" fo:margin-left="0cm"/>
      <style:text-properties fo:font-weight="bold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background-color="#cccccc" fo:wrap-option="wrap" style:vertical-align="top"/>
      <style:text-properties fo:font-weight="bold"/>
    </style:style>
    <style:style style:name="ce5" style:family="table-cell" style:parent-style-name="Default" style:data-style-name="N84">
      <style:table-cell-properties fo:wrap-option="wrap" style:vertical-align="top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default-cell-style-name="ce3"/>
        <table:table-column table:style-name="co1" table:number-columns-repeated="1015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.</text:p>
          </table:table-cell>
          <table:table-cell table:style-name="ce4" office:value-type="string" calcext:value-type="string">
            <text:p>Date init</text:p>
          </table:table-cell>
          <table:table-cell table:style-name="ce4" office:value-type="string" calcext:value-type="string">
            <text:p>Unit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ate res.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Date Done</text:p>
          </table:table-cell>
          <table:table-cell table:style-name="ce4" office:value-type="string" calcext:value-type="string">
            <text:p>Date Test</text:p>
          </table:table-cell>
          <table:table-cell table:style-name="ce4" office:value-type="string" calcext:value-type="string">
            <text:p>Status</text:p>
          </table:table-cell>
          <table:table-cell table:number-columns-repeated="1015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Preview Memory managment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Pascal</text:p>
          </table:table-cell>
          <table:table-cell table:number-columns-repeated="2"/>
          <table:table-cell office:value-type="string" calcext:value-type="string">
            <text:p>Started</text:p>
          </table:table-cell>
          <table:table-cell table:number-columns-repeated="1015"/>
        </table:table-row>
        <table:table-row table:style-name="ro1">
          <table:table-cell table:formula="of:=[.A3]+IF([.B4]&lt;&gt;&quot;&quot;;1;0)" office:value-type="float" office:value="2" calcext:value-type="float">
            <text:p>2</text:p>
          </table:table-cell>
          <table:table-cell table:style-name="ce5" office:value-type="date" office:date-value="2017-10-15" calcext:value-type="date">
            <text:p>2017-10-15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emory Management constructor : Manage exception from init procedure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8" calcext:value-type="date">
            <text:p>2017-10-18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2">
          <table:table-cell table:formula="of:=[.A4]+IF([.B5]&lt;&gt;&quot;&quot;;1;0)" office:value-type="float" office:value="3" calcext:value-type="float">
            <text:p>3</text:p>
          </table:table-cell>
          <table:table-cell table:style-name="ce5" office:value-type="date" office:date-value="2017-10-16" calcext:value-type="date">
            <text:p>2017-10-16</text:p>
          </table:table-cell>
          <table:table-cell office:value-type="string" calcext:value-type="string">
            <text:p>IU_Types, IU_Frames</text:p>
          </table:table-cell>
          <table:table-cell office:value-type="string" calcext:value-type="string">
            <text:p>Defining recovery area for preview pix. This need to define the function who calculate the recovery area for background extraction depanding of pix size</text:p>
          </table:table-cell>
          <table:table-cell table:style-name="ce5" office:value-type="date" office:date-value="2017-10-17" calcext:value-type="date">
            <text:p>2017-10-17</text:p>
          </table:table-cell>
          <table:table-cell office:value-type="string" calcext:value-type="string">
            <text:p>Pascal</text:p>
          </table:table-cell>
          <table:table-cell table:style-name="ce5" office:value-type="date" office:date-value="2017-10-17" calcext:value-type="date">
            <text:p>2017-10-17</text:p>
          </table:table-cell>
          <table:table-cell/>
          <table:table-cell office:value-type="string" calcext:value-type="string">
            <text:p>Must be tested</text:p>
          </table:table-cell>
          <table:table-cell table:number-columns-repeated="1015"/>
        </table:table-row>
        <table:table-row table:style-name="ro3">
          <table:table-cell table:formula="of:=[.A5]+IF([.B6]&lt;&gt;&quot;&quot;;1;0)" office:value-type="float" office:value="4" calcext:value-type="float">
            <text:p>4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Defining swap manager for memory frames. This swap manager must optimize swap between disk and memory. Use a statistical approach to identify wich is the middle column and the area around it to push the rights column on disk and to get the rights one from disk</text:p>
          </table:table-cell>
          <table:table-cell table:number-columns-repeated="1020"/>
        </table:table-row>
        <table:table-row table:style-name="ro1">
          <table:table-cell table:formula="of:=[.A6]+IF([.B7]&lt;&gt;&quot;&quot;;1;0)" office:value-type="float" office:value="5" calcext:value-type="float">
            <text:p>5</text:p>
          </table:table-cell>
          <table:table-cell table:style-name="ce5" office:value-type="date" office:date-value="2017-10-18" calcext:value-type="date">
            <text:p>2017-10-18</text:p>
          </table:table-cell>
          <table:table-cell office:value-type="string" calcext:value-type="string">
            <text:p>IU_Frames</text:p>
          </table:table-cell>
          <table:table-cell office:value-type="string" calcext:value-type="string">
            <text:p>Make a code review for init procedure of the memory manager</text:p>
          </table:table-cell>
          <table:table-cell table:number-columns-repeated="1020"/>
        </table:table-row>
        <table:table-row table:style-name="ro1">
          <table:table-cell table:formula="of:=[.A7]+IF([.B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]+IF([.B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]+IF([.B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]+IF([.B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]+IF([.B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]+IF([.B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]+IF([.B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]+IF([.B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]+IF([.B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]+IF([.B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]+IF([.B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]+IF([.B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]+IF([.B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]+IF([.B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]+IF([.B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]+IF([.B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]+IF([.B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]+IF([.B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]+IF([.B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]+IF([.B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]+IF([.B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]+IF([.B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]+IF([.B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]+IF([.B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]+IF([.B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]+IF([.B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]+IF([.B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]+IF([.B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]+IF([.B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]+IF([.B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]+IF([.B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]+IF([.B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]+IF([.B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]+IF([.B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]+IF([.B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]+IF([.B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]+IF([.B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]+IF([.B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]+IF([.B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]+IF([.B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]+IF([.B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]+IF([.B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]+IF([.B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]+IF([.B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]+IF([.B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]+IF([.B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]+IF([.B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]+IF([.B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]+IF([.B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]+IF([.B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]+IF([.B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]+IF([.B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]+IF([.B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]+IF([.B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]+IF([.B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]+IF([.B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]+IF([.B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]+IF([.B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]+IF([.B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]+IF([.B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]+IF([.B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]+IF([.B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]+IF([.B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]+IF([.B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]+IF([.B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]+IF([.B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]+IF([.B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]+IF([.B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]+IF([.B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]+IF([.B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]+IF([.B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]+IF([.B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]+IF([.B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]+IF([.B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]+IF([.B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]+IF([.B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]+IF([.B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]+IF([.B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]+IF([.B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]+IF([.B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]+IF([.B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]+IF([.B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]+IF([.B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]+IF([.B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]+IF([.B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]+IF([.B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]+IF([.B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]+IF([.B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]+IF([.B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]+IF([.B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]+IF([.B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]+IF([.B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]+IF([.B1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]+IF([.B1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]+IF([.B1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2]+IF([.B1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3]+IF([.B1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4]+IF([.B1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5]+IF([.B1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6]+IF([.B1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7]+IF([.B1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8]+IF([.B1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9]+IF([.B1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0]+IF([.B1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1]+IF([.B1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2]+IF([.B1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3]+IF([.B1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4]+IF([.B1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5]+IF([.B1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6]+IF([.B1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7]+IF([.B1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8]+IF([.B1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19]+IF([.B1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0]+IF([.B1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1]+IF([.B1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2]+IF([.B1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3]+IF([.B1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4]+IF([.B1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5]+IF([.B1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6]+IF([.B1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7]+IF([.B1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8]+IF([.B1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29]+IF([.B1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0]+IF([.B1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1]+IF([.B1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2]+IF([.B1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3]+IF([.B1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4]+IF([.B1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5]+IF([.B1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6]+IF([.B1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7]+IF([.B1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8]+IF([.B1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39]+IF([.B1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0]+IF([.B1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1]+IF([.B1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2]+IF([.B1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3]+IF([.B1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4]+IF([.B1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5]+IF([.B1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6]+IF([.B1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7]+IF([.B1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8]+IF([.B1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49]+IF([.B1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0]+IF([.B1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1]+IF([.B1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2]+IF([.B1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3]+IF([.B1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4]+IF([.B1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5]+IF([.B1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6]+IF([.B1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7]+IF([.B1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8]+IF([.B1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59]+IF([.B1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0]+IF([.B1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1]+IF([.B1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2]+IF([.B1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3]+IF([.B1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4]+IF([.B1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5]+IF([.B1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6]+IF([.B1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7]+IF([.B1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8]+IF([.B1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69]+IF([.B1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0]+IF([.B1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1]+IF([.B1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2]+IF([.B1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3]+IF([.B1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4]+IF([.B1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5]+IF([.B1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6]+IF([.B1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7]+IF([.B1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8]+IF([.B1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79]+IF([.B1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0]+IF([.B1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1]+IF([.B1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2]+IF([.B1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3]+IF([.B1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4]+IF([.B1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5]+IF([.B1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6]+IF([.B1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7]+IF([.B1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8]+IF([.B1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89]+IF([.B1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0]+IF([.B1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1]+IF([.B1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2]+IF([.B1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3]+IF([.B1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4]+IF([.B1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5]+IF([.B1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6]+IF([.B1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7]+IF([.B1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8]+IF([.B1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99]+IF([.B2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0]+IF([.B2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1]+IF([.B2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2]+IF([.B2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3]+IF([.B2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4]+IF([.B2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5]+IF([.B2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6]+IF([.B2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7]+IF([.B2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8]+IF([.B2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09]+IF([.B2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0]+IF([.B2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1]+IF([.B2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2]+IF([.B2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3]+IF([.B2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4]+IF([.B2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5]+IF([.B2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6]+IF([.B2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7]+IF([.B2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8]+IF([.B2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19]+IF([.B2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0]+IF([.B2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1]+IF([.B2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2]+IF([.B2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3]+IF([.B2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4]+IF([.B2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5]+IF([.B2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6]+IF([.B2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7]+IF([.B2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8]+IF([.B2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29]+IF([.B2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0]+IF([.B2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1]+IF([.B2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2]+IF([.B2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3]+IF([.B2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4]+IF([.B2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5]+IF([.B2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6]+IF([.B2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7]+IF([.B2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8]+IF([.B2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39]+IF([.B2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0]+IF([.B2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1]+IF([.B2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2]+IF([.B2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3]+IF([.B2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4]+IF([.B2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5]+IF([.B2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6]+IF([.B2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7]+IF([.B2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8]+IF([.B2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49]+IF([.B2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0]+IF([.B2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1]+IF([.B2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2]+IF([.B2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3]+IF([.B2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4]+IF([.B2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5]+IF([.B2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6]+IF([.B2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7]+IF([.B2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8]+IF([.B2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59]+IF([.B2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0]+IF([.B2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1]+IF([.B2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2]+IF([.B2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3]+IF([.B2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4]+IF([.B2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5]+IF([.B2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6]+IF([.B2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7]+IF([.B2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8]+IF([.B2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69]+IF([.B2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0]+IF([.B2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1]+IF([.B2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2]+IF([.B2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3]+IF([.B2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4]+IF([.B2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5]+IF([.B2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6]+IF([.B2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7]+IF([.B2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8]+IF([.B2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79]+IF([.B2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0]+IF([.B2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1]+IF([.B2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2]+IF([.B2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3]+IF([.B2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4]+IF([.B2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5]+IF([.B2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6]+IF([.B2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7]+IF([.B2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8]+IF([.B2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89]+IF([.B2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0]+IF([.B2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1]+IF([.B2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2]+IF([.B2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3]+IF([.B2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4]+IF([.B2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5]+IF([.B2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6]+IF([.B2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7]+IF([.B2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8]+IF([.B2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299]+IF([.B3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0]+IF([.B3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1]+IF([.B3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2]+IF([.B3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3]+IF([.B3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4]+IF([.B3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5]+IF([.B3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6]+IF([.B3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7]+IF([.B3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8]+IF([.B3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09]+IF([.B3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0]+IF([.B3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1]+IF([.B3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2]+IF([.B3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3]+IF([.B3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4]+IF([.B3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5]+IF([.B3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6]+IF([.B3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7]+IF([.B3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8]+IF([.B3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19]+IF([.B3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0]+IF([.B3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1]+IF([.B3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2]+IF([.B3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3]+IF([.B3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4]+IF([.B3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5]+IF([.B3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6]+IF([.B3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7]+IF([.B3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8]+IF([.B3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29]+IF([.B3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0]+IF([.B3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1]+IF([.B3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2]+IF([.B3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3]+IF([.B3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4]+IF([.B3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5]+IF([.B3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6]+IF([.B3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7]+IF([.B3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8]+IF([.B3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39]+IF([.B3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0]+IF([.B3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1]+IF([.B3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2]+IF([.B3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3]+IF([.B3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4]+IF([.B3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5]+IF([.B3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6]+IF([.B3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7]+IF([.B3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8]+IF([.B3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49]+IF([.B3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0]+IF([.B3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1]+IF([.B3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2]+IF([.B3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3]+IF([.B3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4]+IF([.B3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5]+IF([.B3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6]+IF([.B3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7]+IF([.B3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8]+IF([.B3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59]+IF([.B3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0]+IF([.B3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1]+IF([.B3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2]+IF([.B3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3]+IF([.B3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4]+IF([.B3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5]+IF([.B3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6]+IF([.B3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7]+IF([.B3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8]+IF([.B3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69]+IF([.B3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0]+IF([.B3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1]+IF([.B3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2]+IF([.B3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3]+IF([.B3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4]+IF([.B3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5]+IF([.B3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6]+IF([.B3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7]+IF([.B3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8]+IF([.B3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79]+IF([.B3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0]+IF([.B3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1]+IF([.B3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2]+IF([.B3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3]+IF([.B3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4]+IF([.B3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5]+IF([.B3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6]+IF([.B3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7]+IF([.B3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8]+IF([.B3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89]+IF([.B3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0]+IF([.B3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1]+IF([.B3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2]+IF([.B3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3]+IF([.B3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4]+IF([.B3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5]+IF([.B3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6]+IF([.B3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7]+IF([.B3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8]+IF([.B3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399]+IF([.B4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0]+IF([.B4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1]+IF([.B4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2]+IF([.B4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3]+IF([.B4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4]+IF([.B4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5]+IF([.B4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6]+IF([.B4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7]+IF([.B4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8]+IF([.B4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09]+IF([.B4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0]+IF([.B4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1]+IF([.B4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2]+IF([.B4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3]+IF([.B4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4]+IF([.B4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5]+IF([.B4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6]+IF([.B4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7]+IF([.B4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8]+IF([.B4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19]+IF([.B4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0]+IF([.B4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1]+IF([.B4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2]+IF([.B4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3]+IF([.B4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4]+IF([.B4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5]+IF([.B4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6]+IF([.B4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7]+IF([.B4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8]+IF([.B4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29]+IF([.B4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0]+IF([.B4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1]+IF([.B4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2]+IF([.B4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3]+IF([.B4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4]+IF([.B4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5]+IF([.B4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6]+IF([.B4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7]+IF([.B4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8]+IF([.B4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39]+IF([.B4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0]+IF([.B4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1]+IF([.B4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2]+IF([.B4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3]+IF([.B4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4]+IF([.B4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5]+IF([.B4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6]+IF([.B4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7]+IF([.B4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8]+IF([.B4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49]+IF([.B4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0]+IF([.B4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1]+IF([.B4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2]+IF([.B4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3]+IF([.B4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4]+IF([.B4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5]+IF([.B4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6]+IF([.B4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7]+IF([.B4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8]+IF([.B4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59]+IF([.B4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0]+IF([.B4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1]+IF([.B4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2]+IF([.B4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3]+IF([.B4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4]+IF([.B4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5]+IF([.B4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6]+IF([.B4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7]+IF([.B4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8]+IF([.B4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69]+IF([.B4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0]+IF([.B4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1]+IF([.B4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2]+IF([.B4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3]+IF([.B4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4]+IF([.B4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5]+IF([.B4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6]+IF([.B4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7]+IF([.B4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8]+IF([.B4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79]+IF([.B4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0]+IF([.B4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1]+IF([.B4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2]+IF([.B4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3]+IF([.B4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4]+IF([.B4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5]+IF([.B4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6]+IF([.B4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7]+IF([.B4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8]+IF([.B4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89]+IF([.B4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0]+IF([.B4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1]+IF([.B4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2]+IF([.B4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3]+IF([.B4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4]+IF([.B4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5]+IF([.B4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6]+IF([.B4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7]+IF([.B4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8]+IF([.B4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499]+IF([.B5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0]+IF([.B5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1]+IF([.B5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2]+IF([.B5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3]+IF([.B5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4]+IF([.B5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5]+IF([.B5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6]+IF([.B5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7]+IF([.B5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8]+IF([.B5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09]+IF([.B5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0]+IF([.B5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1]+IF([.B5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2]+IF([.B5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3]+IF([.B5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4]+IF([.B5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5]+IF([.B5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6]+IF([.B5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7]+IF([.B5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8]+IF([.B5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19]+IF([.B5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0]+IF([.B5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1]+IF([.B5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2]+IF([.B5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3]+IF([.B5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4]+IF([.B5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5]+IF([.B5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6]+IF([.B5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7]+IF([.B5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8]+IF([.B5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29]+IF([.B5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0]+IF([.B5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1]+IF([.B5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2]+IF([.B5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3]+IF([.B5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4]+IF([.B5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5]+IF([.B5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6]+IF([.B5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7]+IF([.B5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8]+IF([.B5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39]+IF([.B5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0]+IF([.B5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1]+IF([.B5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2]+IF([.B5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3]+IF([.B5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4]+IF([.B5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5]+IF([.B5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6]+IF([.B5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7]+IF([.B5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8]+IF([.B5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49]+IF([.B5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0]+IF([.B5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1]+IF([.B5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2]+IF([.B5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3]+IF([.B5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4]+IF([.B5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5]+IF([.B5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6]+IF([.B5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7]+IF([.B5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8]+IF([.B5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59]+IF([.B5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0]+IF([.B5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1]+IF([.B5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2]+IF([.B5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3]+IF([.B5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4]+IF([.B5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5]+IF([.B5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6]+IF([.B5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7]+IF([.B5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8]+IF([.B5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69]+IF([.B5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0]+IF([.B5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1]+IF([.B5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2]+IF([.B5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3]+IF([.B5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4]+IF([.B5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5]+IF([.B5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6]+IF([.B5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7]+IF([.B5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8]+IF([.B5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79]+IF([.B5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0]+IF([.B5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1]+IF([.B5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2]+IF([.B5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3]+IF([.B5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4]+IF([.B5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5]+IF([.B5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6]+IF([.B5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7]+IF([.B5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8]+IF([.B5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89]+IF([.B5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0]+IF([.B5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1]+IF([.B5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2]+IF([.B5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3]+IF([.B5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4]+IF([.B5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5]+IF([.B5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6]+IF([.B5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7]+IF([.B5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8]+IF([.B5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599]+IF([.B6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0]+IF([.B6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1]+IF([.B6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2]+IF([.B6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3]+IF([.B6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4]+IF([.B6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5]+IF([.B6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6]+IF([.B6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7]+IF([.B6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8]+IF([.B6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09]+IF([.B6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0]+IF([.B6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1]+IF([.B6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2]+IF([.B6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3]+IF([.B6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4]+IF([.B6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5]+IF([.B6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6]+IF([.B6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7]+IF([.B6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8]+IF([.B6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19]+IF([.B6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0]+IF([.B6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1]+IF([.B6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2]+IF([.B6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3]+IF([.B6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4]+IF([.B6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5]+IF([.B6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6]+IF([.B6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7]+IF([.B6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8]+IF([.B6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29]+IF([.B6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0]+IF([.B6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1]+IF([.B6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2]+IF([.B6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3]+IF([.B6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4]+IF([.B6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5]+IF([.B6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6]+IF([.B6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7]+IF([.B6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8]+IF([.B6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39]+IF([.B6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0]+IF([.B6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1]+IF([.B6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2]+IF([.B6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3]+IF([.B6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4]+IF([.B6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5]+IF([.B6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6]+IF([.B6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7]+IF([.B6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8]+IF([.B6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49]+IF([.B6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0]+IF([.B6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1]+IF([.B6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2]+IF([.B6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3]+IF([.B6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4]+IF([.B6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5]+IF([.B6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6]+IF([.B6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7]+IF([.B6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8]+IF([.B6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59]+IF([.B6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0]+IF([.B6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1]+IF([.B6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2]+IF([.B6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3]+IF([.B6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4]+IF([.B6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5]+IF([.B6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6]+IF([.B6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7]+IF([.B6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8]+IF([.B6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69]+IF([.B6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0]+IF([.B6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1]+IF([.B6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2]+IF([.B6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3]+IF([.B6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4]+IF([.B6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5]+IF([.B6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6]+IF([.B6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7]+IF([.B6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8]+IF([.B6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79]+IF([.B6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0]+IF([.B6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1]+IF([.B6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2]+IF([.B6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3]+IF([.B6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4]+IF([.B6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5]+IF([.B6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6]+IF([.B6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7]+IF([.B6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8]+IF([.B6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89]+IF([.B6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0]+IF([.B6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1]+IF([.B6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2]+IF([.B6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3]+IF([.B6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4]+IF([.B6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5]+IF([.B6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6]+IF([.B6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7]+IF([.B6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8]+IF([.B6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699]+IF([.B7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0]+IF([.B7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1]+IF([.B7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2]+IF([.B7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3]+IF([.B7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4]+IF([.B7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5]+IF([.B7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6]+IF([.B7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7]+IF([.B7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8]+IF([.B7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09]+IF([.B7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0]+IF([.B7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1]+IF([.B7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2]+IF([.B7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3]+IF([.B7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4]+IF([.B7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5]+IF([.B7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6]+IF([.B7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7]+IF([.B7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8]+IF([.B7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19]+IF([.B7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0]+IF([.B7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1]+IF([.B7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2]+IF([.B7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3]+IF([.B7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4]+IF([.B7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5]+IF([.B7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6]+IF([.B7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7]+IF([.B7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8]+IF([.B7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29]+IF([.B7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0]+IF([.B7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1]+IF([.B7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2]+IF([.B7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3]+IF([.B7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4]+IF([.B7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5]+IF([.B7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6]+IF([.B7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7]+IF([.B7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8]+IF([.B7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39]+IF([.B7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0]+IF([.B7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1]+IF([.B7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2]+IF([.B7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3]+IF([.B7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4]+IF([.B7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5]+IF([.B7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6]+IF([.B7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7]+IF([.B7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8]+IF([.B7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49]+IF([.B7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0]+IF([.B7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1]+IF([.B7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2]+IF([.B7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3]+IF([.B7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4]+IF([.B7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5]+IF([.B7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6]+IF([.B7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7]+IF([.B7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8]+IF([.B7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59]+IF([.B7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0]+IF([.B7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1]+IF([.B7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2]+IF([.B7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3]+IF([.B7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4]+IF([.B7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5]+IF([.B7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6]+IF([.B7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7]+IF([.B7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8]+IF([.B7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69]+IF([.B7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0]+IF([.B7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1]+IF([.B7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2]+IF([.B7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3]+IF([.B7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4]+IF([.B7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5]+IF([.B7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6]+IF([.B7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7]+IF([.B7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8]+IF([.B7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79]+IF([.B7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0]+IF([.B7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1]+IF([.B7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2]+IF([.B7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3]+IF([.B7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4]+IF([.B7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5]+IF([.B7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6]+IF([.B7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7]+IF([.B7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8]+IF([.B7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89]+IF([.B7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0]+IF([.B7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1]+IF([.B7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2]+IF([.B7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3]+IF([.B7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4]+IF([.B7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5]+IF([.B7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6]+IF([.B7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7]+IF([.B7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8]+IF([.B7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799]+IF([.B8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0]+IF([.B8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1]+IF([.B8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2]+IF([.B8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3]+IF([.B8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4]+IF([.B8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5]+IF([.B8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6]+IF([.B8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7]+IF([.B8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8]+IF([.B8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09]+IF([.B8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0]+IF([.B8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1]+IF([.B8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2]+IF([.B8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3]+IF([.B8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4]+IF([.B8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5]+IF([.B8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6]+IF([.B8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7]+IF([.B8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8]+IF([.B8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19]+IF([.B8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0]+IF([.B8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1]+IF([.B8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2]+IF([.B8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3]+IF([.B8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4]+IF([.B8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5]+IF([.B8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6]+IF([.B8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7]+IF([.B8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8]+IF([.B8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29]+IF([.B8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0]+IF([.B8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1]+IF([.B8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2]+IF([.B8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3]+IF([.B8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4]+IF([.B8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5]+IF([.B8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6]+IF([.B8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7]+IF([.B8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8]+IF([.B8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39]+IF([.B8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0]+IF([.B8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1]+IF([.B8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2]+IF([.B8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3]+IF([.B8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4]+IF([.B8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5]+IF([.B8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6]+IF([.B8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7]+IF([.B8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8]+IF([.B8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49]+IF([.B8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0]+IF([.B8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1]+IF([.B8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2]+IF([.B8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3]+IF([.B8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4]+IF([.B8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5]+IF([.B8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6]+IF([.B8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7]+IF([.B8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8]+IF([.B8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59]+IF([.B8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0]+IF([.B8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1]+IF([.B8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2]+IF([.B8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3]+IF([.B8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4]+IF([.B8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5]+IF([.B8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6]+IF([.B8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7]+IF([.B8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8]+IF([.B8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69]+IF([.B8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0]+IF([.B8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1]+IF([.B8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2]+IF([.B8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3]+IF([.B8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4]+IF([.B8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5]+IF([.B8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6]+IF([.B8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7]+IF([.B8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8]+IF([.B8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79]+IF([.B8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0]+IF([.B8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1]+IF([.B8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2]+IF([.B8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3]+IF([.B8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4]+IF([.B8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5]+IF([.B8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6]+IF([.B8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7]+IF([.B8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8]+IF([.B8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89]+IF([.B8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0]+IF([.B8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1]+IF([.B8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2]+IF([.B8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3]+IF([.B8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4]+IF([.B8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5]+IF([.B8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6]+IF([.B8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7]+IF([.B8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8]+IF([.B8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899]+IF([.B9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0]+IF([.B9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1]+IF([.B9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2]+IF([.B9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3]+IF([.B9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4]+IF([.B9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5]+IF([.B9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6]+IF([.B9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7]+IF([.B9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8]+IF([.B9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09]+IF([.B9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0]+IF([.B9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1]+IF([.B9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2]+IF([.B9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3]+IF([.B9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4]+IF([.B9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5]+IF([.B9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6]+IF([.B9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7]+IF([.B9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8]+IF([.B9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19]+IF([.B9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0]+IF([.B9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1]+IF([.B9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2]+IF([.B9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3]+IF([.B9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4]+IF([.B9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5]+IF([.B92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6]+IF([.B92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7]+IF([.B92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8]+IF([.B92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29]+IF([.B93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0]+IF([.B93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1]+IF([.B93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2]+IF([.B93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3]+IF([.B93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4]+IF([.B93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5]+IF([.B93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6]+IF([.B93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7]+IF([.B93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8]+IF([.B93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39]+IF([.B94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0]+IF([.B94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1]+IF([.B94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2]+IF([.B94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3]+IF([.B94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4]+IF([.B94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5]+IF([.B94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6]+IF([.B94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7]+IF([.B94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8]+IF([.B94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49]+IF([.B95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0]+IF([.B95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1]+IF([.B95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2]+IF([.B95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3]+IF([.B95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4]+IF([.B95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5]+IF([.B95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6]+IF([.B95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7]+IF([.B95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8]+IF([.B95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59]+IF([.B96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0]+IF([.B96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1]+IF([.B96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2]+IF([.B96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3]+IF([.B96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4]+IF([.B96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5]+IF([.B96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6]+IF([.B96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7]+IF([.B96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8]+IF([.B96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69]+IF([.B97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0]+IF([.B97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1]+IF([.B97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2]+IF([.B97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3]+IF([.B97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4]+IF([.B97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5]+IF([.B97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6]+IF([.B97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7]+IF([.B97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8]+IF([.B97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79]+IF([.B98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0]+IF([.B98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1]+IF([.B98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2]+IF([.B98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3]+IF([.B98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4]+IF([.B98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5]+IF([.B98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6]+IF([.B98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7]+IF([.B98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8]+IF([.B98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89]+IF([.B99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0]+IF([.B99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1]+IF([.B99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2]+IF([.B99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3]+IF([.B99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4]+IF([.B99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5]+IF([.B99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6]+IF([.B99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7]+IF([.B99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8]+IF([.B99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999]+IF([.B100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0]+IF([.B100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1]+IF([.B100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2]+IF([.B100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3]+IF([.B100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4]+IF([.B100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5]+IF([.B100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6]+IF([.B100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7]+IF([.B100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8]+IF([.B100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09]+IF([.B101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0]+IF([.B101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1]+IF([.B101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2]+IF([.B101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3]+IF([.B101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4]+IF([.B101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5]+IF([.B1016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6]+IF([.B1017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7]+IF([.B1018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8]+IF([.B1019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19]+IF([.B1020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20]+IF([.B1021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21]+IF([.B1022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22]+IF([.B1023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23]+IF([.B1024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formula="of:=[.A1024]+IF([.B1025]&lt;&gt;&quot;&quot;;1;0)" office:value-type="float" office:value="5" calcext:value-type="float">
            <text:p>5</text:p>
          </table:table-cell>
          <table:table-cell table:number-columns-repeated="1023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7:57:08.4030954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0-15T09:38:42.667172498</meta:creation-date>
    <dc:date>2017-10-18T18:00:37.889389403</dc:date>
    <dc:creator>Pascal lemaitre</dc:creator>
    <meta:editing-duration>PT13M38S</meta:editing-duration>
    <meta:editing-cycles>6</meta:editing-cycles>
    <meta:generator>LibreOffice/4.3.3.2$Linux_X86_64 LibreOffice_project/430m0$Build-2</meta:generator>
    <meta:document-statistic meta:table-count="1" meta:cell-count="1058" meta:object-count="0"/>
  </office:meta>
</office:document-meta>
</file>